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nux Biolinum G" svg:font-family="'Linux Biolinum G'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1c4e" officeooo:paragraph-rsid="00141c4e"/>
    </style:style>
    <style:style style:name="P2" style:family="paragraph" style:parent-style-name="Standard">
      <style:text-properties officeooo:rsid="00163fb9" officeooo:paragraph-rsid="00163fb9"/>
    </style:style>
    <style:style style:name="P3" style:family="paragraph" style:parent-style-name="Standard">
      <style:text-properties style:text-underline-style="solid" style:text-underline-width="auto" style:text-underline-color="font-color" officeooo:rsid="00163fb9" officeooo:paragraph-rsid="00163fb9"/>
    </style:style>
    <style:style style:name="P4" style:family="paragraph" style:parent-style-name="Standard">
      <style:text-properties style:text-underline-style="solid" style:text-underline-width="auto" style:text-underline-color="font-color" officeooo:paragraph-rsid="0017fa18"/>
    </style:style>
    <style:style style:name="P5" style:family="paragraph" style:parent-style-name="Standard">
      <style:text-properties style:text-underline-style="solid" style:text-underline-width="auto" style:text-underline-color="font-color" officeooo:rsid="002c29e8" officeooo:paragraph-rsid="002c29e8"/>
    </style:style>
    <style:style style:name="P6" style:family="paragraph" style:parent-style-name="Standard">
      <style:text-properties officeooo:rsid="001cbdeb" officeooo:paragraph-rsid="0017fa18"/>
    </style:style>
    <style:style style:name="P7" style:family="paragraph" style:parent-style-name="Standard">
      <style:text-properties officeooo:paragraph-rsid="0017fa18"/>
    </style:style>
    <style:style style:name="P8" style:family="paragraph" style:parent-style-name="Standard">
      <style:text-properties officeooo:paragraph-rsid="00163fb9"/>
    </style:style>
    <style:style style:name="P9" style:family="paragraph" style:parent-style-name="Standard">
      <style:text-properties officeooo:rsid="001998ca" officeooo:paragraph-rsid="001998ca"/>
    </style:style>
    <style:style style:name="P10" style:family="paragraph" style:parent-style-name="Standard">
      <style:text-properties officeooo:rsid="001aad68" officeooo:paragraph-rsid="001aad68"/>
    </style:style>
    <style:style style:name="P11" style:family="paragraph" style:parent-style-name="Standard">
      <style:text-properties officeooo:rsid="001c5914" officeooo:paragraph-rsid="001c5914"/>
    </style:style>
    <style:style style:name="P12" style:family="paragraph" style:parent-style-name="Standard">
      <style:text-properties officeooo:rsid="0020ad41" officeooo:paragraph-rsid="0020ad41"/>
    </style:style>
    <style:style style:name="P13" style:family="paragraph" style:parent-style-name="Standard">
      <style:text-properties officeooo:rsid="0020ad41" officeooo:paragraph-rsid="00210e8b"/>
    </style:style>
    <style:style style:name="P14" style:family="paragraph" style:parent-style-name="Standard">
      <style:text-properties officeooo:paragraph-rsid="00232283"/>
    </style:style>
    <style:style style:name="P15" style:family="paragraph" style:parent-style-name="Standard">
      <style:text-properties style:text-underline-style="none" officeooo:rsid="002e05df" officeooo:paragraph-rsid="002e05df"/>
    </style:style>
    <style:style style:name="P16" style:family="paragraph" style:parent-style-name="Standard">
      <style:text-properties style:text-position="0% 100%" officeooo:rsid="001c5914" officeooo:paragraph-rsid="001c5914"/>
    </style:style>
    <style:style style:name="P17" style:family="paragraph" style:parent-style-name="Standard">
      <style:text-properties style:text-position="0% 100%" officeooo:rsid="001f6c7e" officeooo:paragraph-rsid="001f6c7e"/>
    </style:style>
    <style:style style:name="P18" style:family="paragraph" style:parent-style-name="Standard">
      <style:text-properties style:text-position="0% 100%" officeooo:rsid="0020aa01" officeooo:paragraph-rsid="0020aa01"/>
    </style:style>
    <style:style style:name="P19" style:family="paragraph" style:parent-style-name="Standard">
      <style:text-properties style:text-position="0% 100%" officeooo:rsid="0020ad41" officeooo:paragraph-rsid="00210e8b"/>
    </style:style>
    <style:style style:name="P20" style:family="paragraph" style:parent-style-name="Standard">
      <style:text-properties style:text-position="0% 100%" officeooo:rsid="00232283" officeooo:paragraph-rsid="00232283"/>
    </style:style>
    <style:style style:name="P21" style:family="paragraph" style:parent-style-name="Standard">
      <style:text-properties style:text-position="0% 100%" style:text-underline-style="none" officeooo:rsid="002e05df" officeooo:paragraph-rsid="002e05df"/>
    </style:style>
    <style:style style:name="P22" style:family="paragraph" style:parent-style-name="Standard">
      <style:text-properties style:text-position="0% 100%" style:text-underline-style="none" officeooo:rsid="00311854" officeooo:paragraph-rsid="002e05df"/>
    </style:style>
    <style:style style:name="P23" style:family="paragraph" style:parent-style-name="Standard">
      <style:text-properties style:text-position="0% 100%" style:text-underline-style="none" fo:font-weight="normal" officeooo:rsid="00368258" officeooo:paragraph-rsid="00368258" style:font-weight-asian="normal" style:font-weight-complex="normal"/>
    </style:style>
    <style:style style:name="P24" style:family="paragraph" style:parent-style-name="Standard">
      <style:text-properties style:text-position="0% 100%" style:text-underline-style="none" fo:font-weight="normal" officeooo:rsid="00368258" officeooo:paragraph-rsid="00380c1e" style:font-weight-asian="normal" style:font-weight-complex="normal"/>
    </style:style>
    <style:style style:name="P25" style:family="paragraph" style:parent-style-name="Standard">
      <style:text-properties style:text-position="0% 100%" style:text-underline-style="none" fo:font-weight="normal" officeooo:rsid="0037f65f" officeooo:paragraph-rsid="0037f65f" style:font-weight-asian="normal" style:font-weight-complex="normal"/>
    </style:style>
    <style:style style:name="P26" style:family="paragraph" style:parent-style-name="Standard">
      <style:text-properties style:text-position="0% 100%" style:text-underline-style="none" fo:font-weight="normal" officeooo:rsid="003a40fa" officeooo:paragraph-rsid="003a40fa" style:font-weight-asian="normal" style:font-weight-complex="normal"/>
    </style:style>
    <style:style style:name="P27" style:family="paragraph" style:parent-style-name="Standard">
      <style:text-properties style:text-position="0% 100%" style:text-underline-style="none" fo:font-weight="normal" officeooo:rsid="003a40fa" officeooo:paragraph-rsid="003b75d4" style:font-weight-asian="normal" style:font-weight-complex="normal"/>
    </style:style>
    <style:style style:name="P28" style:family="paragraph" style:parent-style-name="Standard">
      <style:text-properties style:text-position="0% 100%" style:text-underline-style="none" fo:font-weight="normal" officeooo:rsid="003d45a6" officeooo:paragraph-rsid="003d45a6" style:font-weight-asian="normal" style:font-weight-complex="normal"/>
    </style:style>
    <style:style style:name="P29" style:family="paragraph" style:parent-style-name="Standard">
      <style:text-properties style:text-position="0% 100%" style:text-underline-style="none" fo:font-weight="normal" officeooo:rsid="003e39d7" officeooo:paragraph-rsid="003e39d7" style:font-weight-asian="normal" style:font-weight-complex="normal"/>
    </style:style>
    <style:style style:name="P30" style:family="paragraph" style:parent-style-name="Standard">
      <style:text-properties style:text-position="0% 100%" style:text-underline-style="solid" style:text-underline-width="auto" style:text-underline-color="font-color" fo:font-weight="bold" officeooo:rsid="00368258" officeooo:paragraph-rsid="00368258" style:font-weight-asian="bold" style:font-weight-complex="bold"/>
    </style:style>
    <style:style style:name="P31" style:family="paragraph" style:parent-style-name="Standard">
      <style:text-properties officeooo:rsid="003ea595" officeooo:paragraph-rsid="003ea595"/>
    </style:style>
    <style:style style:name="P32" style:family="paragraph" style:parent-style-name="Standard">
      <style:text-properties officeooo:paragraph-rsid="003ea595"/>
    </style:style>
    <style:style style:name="P33" style:family="paragraph" style:parent-style-name="Standard">
      <style:text-properties officeooo:paragraph-rsid="003ffe22"/>
    </style:style>
    <style:style style:name="P34" style:family="paragraph" style:parent-style-name="Preformatted_20_Text">
      <style:text-properties style:font-name="Liberation Mono" fo:font-size="10pt" style:text-underline-style="none" officeooo:rsid="0022c137" officeooo:paragraph-rsid="0017fa18" style:font-size-asian="10pt" style:font-size-complex="10pt"/>
    </style:style>
    <style:style style:name="P35" style:family="paragraph" style:parent-style-name="Preformatted_20_Text">
      <style:text-properties style:font-name="Liberation Mono" fo:font-size="10pt" style:text-underline-style="none" officeooo:rsid="0020eb18" officeooo:paragraph-rsid="0017fa18" style:font-size-asian="10pt" style:font-size-complex="10pt"/>
    </style:style>
    <style:style style:name="P36" style:family="paragraph" style:parent-style-name="Preformatted_20_Text">
      <style:text-properties style:font-name="Liberation Mono" fo:font-size="10pt" officeooo:rsid="0020eb18" officeooo:paragraph-rsid="0017fa18" style:font-size-asian="10pt" style:font-size-complex="10pt"/>
    </style:style>
    <style:style style:name="P37" style:family="paragraph" style:parent-style-name="Preformatted_20_Text">
      <style:text-properties style:font-name="Liberation Mono" fo:font-size="10pt" officeooo:paragraph-rsid="0017fa18" style:font-size-asian="10pt" style:font-size-complex="10pt"/>
    </style:style>
    <style:style style:name="P38" style:family="paragraph" style:parent-style-name="Preformatted_20_Text">
      <style:text-properties style:font-name="Liberation Serif" fo:font-size="12pt" style:text-underline-style="none" officeooo:rsid="0020eb18" officeooo:paragraph-rsid="0017fa18" style:font-size-asian="12pt" style:font-size-complex="12pt"/>
    </style:style>
    <style:style style:name="P39" style:family="paragraph" style:parent-style-name="Preformatted_20_Text">
      <style:text-properties style:font-name="Liberation Serif" fo:font-size="12pt" style:text-underline-style="none" officeooo:rsid="0022c137" officeooo:paragraph-rsid="0017fa18" style:font-size-asian="12pt" style:font-size-complex="12pt"/>
    </style:style>
    <style:style style:name="P40" style:family="paragraph" style:parent-style-name="Preformatted_20_Text">
      <style:text-properties officeooo:paragraph-rsid="0017fa18"/>
    </style:style>
    <style:style style:name="P41" style:family="paragraph" style:parent-style-name="Standard">
      <style:text-properties style:text-position="0% 100%" style:text-underline-style="none" fo:font-weight="normal" officeooo:rsid="00380c1e" officeooo:paragraph-rsid="00380c1e" style:font-weight-asian="normal" style:font-weight-complex="normal"/>
    </style:style>
    <style:style style:name="P42" style:family="paragraph" style:parent-style-name="Standard">
      <style:text-properties style:text-position="0% 100%" style:text-underline-style="none" fo:font-weight="normal" officeooo:rsid="003e39d7" officeooo:paragraph-rsid="003e39d7" style:font-weight-asian="normal" style:font-weight-complex="normal"/>
    </style:style>
    <style:style style:name="P43" style:family="paragraph" style:parent-style-name="Standard">
      <style:text-properties style:text-position="0% 100%" style:text-underline-style="none" fo:font-weight="normal" officeooo:rsid="003e39d7" officeooo:paragraph-rsid="003ea595" style:font-weight-asian="normal" style:font-weight-complex="normal"/>
    </style:style>
    <style:style style:name="P44" style:family="paragraph" style:parent-style-name="Standard">
      <style:text-properties style:text-position="0% 100%" style:font-name="Liberation Serif" style:text-underline-style="none" fo:font-weight="normal" officeooo:rsid="003ea595" officeooo:paragraph-rsid="003ea595" style:font-name-asian="NSimSun" style:font-weight-asian="normal" style:font-name-complex="Lucida Sans" style:font-weight-complex="normal"/>
    </style:style>
    <style:style style:name="P45" style:family="paragraph" style:parent-style-name="Standard">
      <style:text-properties style:text-position="0% 100%" style:font-name="Liberation Serif" style:text-underline-style="none" fo:font-weight="normal" officeooo:rsid="003ffe22" officeooo:paragraph-rsid="003ffe22" style:font-name-asian="NSimSun" style:font-weight-asian="normal" style:font-name-complex="Lucida Sans" style:font-weight-complex="normal"/>
    </style:style>
    <style:style style:name="P46" style:family="paragraph" style:parent-style-name="Standard">
      <style:text-properties style:text-position="0% 100%" style:font-name="Liberation Serif" style:text-underline-style="none" fo:font-weight="normal" officeooo:rsid="00437021" officeooo:paragraph-rsid="00437021" style:font-name-asian="NSimSun" style:font-weight-asian="normal" style:font-name-complex="Lucida Sans" style:font-weight-complex="normal"/>
    </style:style>
    <style:style style:name="P47" style:family="paragraph" style:parent-style-name="Standard">
      <style:text-properties style:text-position="0% 100%" style:font-name="Liberation Serif" style:text-underline-style="solid" style:text-underline-width="auto" style:text-underline-color="font-color" fo:font-weight="normal" officeooo:rsid="00437021" officeooo:paragraph-rsid="00437021" style:font-name-asian="NSimSun" style:font-weight-asian="normal" style:font-name-complex="Lucida Sans" style:font-weight-complex="normal"/>
    </style:style>
    <style:style style:name="P48" style:family="paragraph" style:parent-style-name="Standard">
      <style:text-properties style:text-position="0% 100%" style:font-name="Liberation Serif" fo:font-size="12pt" style:text-underline-style="none" fo:font-weight="normal" officeooo:rsid="004838ee" officeooo:paragraph-rsid="004838ee" style:font-name-asian="NSimSun" style:font-size-asian="12pt" style:font-weight-asian="normal" style:font-name-complex="Lucida Sans" style:font-size-complex="12pt" style:font-weight-complex="normal"/>
    </style:style>
    <style:style style:name="P49" style:family="paragraph" style:parent-style-name="Standard">
      <style:text-properties style:text-position="0% 100%" style:font-name="Liberation Serif" fo:font-size="12pt" style:text-underline-style="none" fo:font-weight="normal" officeooo:rsid="0049961b" officeooo:paragraph-rsid="0049961b" style:font-name-asian="NSimSun" style:font-size-asian="12pt" style:font-weight-asian="normal" style:font-name-complex="Lucida Sans" style:font-size-complex="12pt" style:font-weight-complex="normal"/>
    </style:style>
    <style:style style:name="P50" style:family="paragraph" style:parent-style-name="Standard">
      <style:text-properties style:text-position="0% 100%" officeooo:paragraph-rsid="0046b056"/>
    </style:style>
    <style:style style:name="P51" style:family="paragraph" style:parent-style-name="Standard">
      <style:text-properties style:text-position="0% 100%" officeooo:rsid="0046b056" officeooo:paragraph-rsid="0046b056"/>
    </style:style>
    <style:style style:name="P52" style:family="paragraph" style:parent-style-name="Standard">
      <style:text-properties style:text-position="0% 100%" officeooo:paragraph-rsid="004838ee"/>
    </style:style>
    <style:style style:name="P53" style:family="paragraph" style:parent-style-name="Standard">
      <style:text-properties style:text-position="0% 100%" officeooo:rsid="004838ee" officeooo:paragraph-rsid="004838ee"/>
    </style:style>
    <style:style style:name="P54" style:family="paragraph" style:parent-style-name="Standard">
      <style:text-properties style:text-position="0% 100%" officeooo:paragraph-rsid="0049961b"/>
    </style:style>
    <style:style style:name="P55" style:family="paragraph" style:parent-style-name="Standard">
      <style:text-properties style:text-position="0% 100%" officeooo:rsid="0049961b" officeooo:paragraph-rsid="0049961b"/>
    </style:style>
    <style:style style:name="P56" style:family="paragraph" style:parent-style-name="Standard">
      <style:text-properties officeooo:paragraph-rsid="00437021"/>
    </style:style>
    <style:style style:name="P57" style:family="paragraph" style:parent-style-name="Standard">
      <style:text-properties officeooo:rsid="0045653b" officeooo:paragraph-rsid="0045653b"/>
    </style:style>
    <style:style style:name="P58" style:family="paragraph" style:parent-style-name="Standard">
      <style:text-properties officeooo:paragraph-rsid="0045653b"/>
    </style:style>
    <style:style style:name="P59" style:family="paragraph" style:parent-style-name="Standard">
      <style:text-properties officeooo:paragraph-rsid="0046b056"/>
    </style:style>
    <style:style style:name="P60" style:family="paragraph" style:parent-style-name="Standard">
      <style:text-properties style:text-underline-style="solid" style:text-underline-width="auto" style:text-underline-color="font-color" officeooo:rsid="0046b056" officeooo:paragraph-rsid="0046b056"/>
    </style:style>
    <style:style style:name="P61" style:family="paragraph" style:parent-style-name="Standard">
      <style:text-properties style:text-underline-style="none" officeooo:rsid="0046b056" officeooo:paragraph-rsid="0046b056"/>
    </style:style>
    <style:style style:name="P62" style:family="paragraph" style:parent-style-name="Standard">
      <style:text-properties style:text-underline-style="none" officeooo:rsid="0047c16e" officeooo:paragraph-rsid="0047c16e"/>
    </style:style>
    <style:style style:name="P63" style:family="paragraph" style:parent-style-name="Standard">
      <style:text-properties style:text-underline-style="none" officeooo:rsid="0047c16e" officeooo:paragraph-rsid="004838ee"/>
    </style:style>
    <style:style style:name="P64" style:family="paragraph" style:parent-style-name="Standard">
      <style:text-properties style:text-underline-style="none" officeooo:rsid="004838ee" officeooo:paragraph-rsid="004838ee"/>
    </style:style>
    <style:style style:name="P65" style:family="paragraph" style:parent-style-name="Standard">
      <style:text-properties officeooo:paragraph-rsid="004838ee"/>
    </style:style>
    <style:style style:name="P66" style:family="paragraph" style:parent-style-name="Standard">
      <style:text-properties officeooo:paragraph-rsid="0049961b"/>
    </style:style>
    <style:style style:name="P67" style:family="paragraph" style:parent-style-name="Standard">
      <style:text-properties officeooo:rsid="0049961b" officeooo:paragraph-rsid="0049961b"/>
    </style:style>
    <style:style style:name="P68" style:family="paragraph" style:parent-style-name="Standard">
      <style:text-properties officeooo:rsid="0049961b" officeooo:paragraph-rsid="004a1bd0"/>
    </style:style>
    <style:style style:name="P69" style:family="paragraph" style:parent-style-name="Standard">
      <style:text-properties officeooo:rsid="004a1bd0" officeooo:paragraph-rsid="004a1bd0"/>
    </style:style>
    <style:style style:name="P70" style:family="paragraph" style:parent-style-name="Standard">
      <style:text-properties officeooo:paragraph-rsid="004a1bd0"/>
    </style:style>
    <style:style style:name="P71" style:family="paragraph">
      <style:paragraph-properties fo:text-align="center"/>
    </style:style>
    <style:style style:name="P72" style:family="paragraph">
      <style:text-properties fo:font-size="15pt" style:font-size-asian="15pt" style:font-size-complex="15pt"/>
    </style:style>
    <style:style style:name="P73" style:family="paragraph">
      <style:paragraph-properties fo:text-align="center"/>
      <style:text-properties fo:font-size="12pt"/>
    </style:style>
    <style:style style:name="T1" style:family="text">
      <style:text-properties officeooo:rsid="00163fb9"/>
    </style:style>
    <style:style style:name="T2" style:family="text">
      <style:text-properties officeooo:rsid="001da553"/>
    </style:style>
    <style:style style:name="T3" style:family="text">
      <style:text-properties fo:color="#069a2e"/>
    </style:style>
    <style:style style:name="T4" style:family="text">
      <style:text-properties officeooo:rsid="0020eb18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fa3d8"/>
    </style:style>
    <style:style style:name="T7" style:family="text">
      <style:text-properties style:text-underline-style="none" officeooo:rsid="0020eb18"/>
    </style:style>
    <style:style style:name="T8" style:family="text">
      <style:text-properties style:text-underline-style="none" officeooo:rsid="0020eb18" style:font-name-asian="NSimSun1" style:font-name-complex="Liberation Mono"/>
    </style:style>
    <style:style style:name="T9" style:family="text">
      <style:text-properties style:text-underline-style="none" officeooo:rsid="0022c137" style:font-name-asian="NSimSun1" style:font-name-complex="Liberation Mono"/>
    </style:style>
    <style:style style:name="T10" style:family="text">
      <style:text-properties style:text-underline-style="none" officeooo:rsid="0022c137"/>
    </style:style>
    <style:style style:name="T11" style:family="text">
      <style:text-properties style:font-name="Liberation Mono" fo:font-size="10pt" style:text-underline-style="none" officeooo:rsid="0020eb18" style:font-size-asian="10pt" style:font-size-complex="10pt"/>
    </style:style>
    <style:style style:name="T12" style:family="text">
      <style:text-properties style:font-name="Liberation Mono" fo:font-size="10pt" style:text-underline-style="none" officeooo:rsid="0020eb18" style:font-name-asian="NSimSun1" style:font-size-asian="10pt" style:font-name-complex="Liberation Mono" style:font-size-complex="10pt"/>
    </style:style>
    <style:style style:name="T13" style:family="text">
      <style:text-properties style:text-position="sub 58%"/>
    </style:style>
    <style:style style:name="T14" style:family="text">
      <style:text-properties style:text-position="sub 58%" style:font-name="Liberation Serif" style:text-underline-style="none" fo:font-weight="normal" officeooo:rsid="00437021" style:font-name-asian="NSimSun" style:font-weight-asian="normal" style:font-name-complex="Lucida Sans" style:font-weight-complex="normal"/>
    </style:style>
    <style:style style:name="T15" style:family="text">
      <style:text-properties style:text-position="sub 58%" style:font-name="Liberation Serif" fo:font-size="20pt" style:text-underline-style="none" fo:font-weight="normal" officeooo:rsid="00437021" style:font-name-asian="NSimSun" style:font-size-asian="20pt" style:font-weight-asian="normal" style:font-name-complex="Lucida Sans" style:font-size-complex="20pt" style:font-weight-complex="normal"/>
    </style:style>
    <style:style style:name="T16" style:family="text">
      <style:text-properties style:text-position="sub 58%" style:font-name="Liberation Serif" fo:font-size="20pt" style:text-underline-style="none" fo:font-weight="normal" officeooo:rsid="0045653b" style:font-name-asian="NSimSun" style:font-size-asian="20pt" style:font-weight-asian="normal" style:font-name-complex="Lucida Sans" style:font-size-complex="20pt" style:font-weight-complex="normal"/>
    </style:style>
    <style:style style:name="T17" style:family="text">
      <style:text-properties style:text-position="sub 58%" style:font-name="Liberation Serif" fo:font-size="15pt" style:text-underline-style="none" fo:font-weight="normal" officeooo:rsid="00437021" style:font-name-asian="NSimSun" style:font-size-asian="15pt" style:font-weight-asian="normal" style:font-name-complex="Lucida Sans" style:font-size-complex="15pt" style:font-weight-complex="normal"/>
    </style:style>
    <style:style style:name="T18" style:family="text">
      <style:text-properties style:text-position="sub 58%" style:font-name="Liberation Serif" fo:font-size="15pt" style:text-underline-style="none" fo:font-weight="normal" officeooo:rsid="0045653b" style:font-name-asian="NSimSun" style:font-size-asian="15pt" style:font-weight-asian="normal" style:font-name-complex="Lucida Sans" style:font-size-complex="15pt" style:font-weight-complex="normal"/>
    </style:style>
    <style:style style:name="T19" style:family="text">
      <style:text-properties style:text-position="sub 58%" style:font-name="Liberation Serif" fo:font-size="12pt" style:text-underline-style="none" fo:font-weight="normal" style:font-name-asian="NSimSun" style:font-size-asian="12pt" style:font-weight-asian="normal" style:font-name-complex="Lucida Sans" style:font-size-complex="12pt" style:font-weight-complex="normal"/>
    </style:style>
    <style:style style:name="T20" style:family="text">
      <style:text-properties style:text-position="sub 58%" style:font-name="Liberation Serif" fo:font-size="12pt" style:text-underline-style="none" fo:font-weight="normal" officeooo:rsid="0045653b" style:font-name-asian="NSimSun" style:font-size-asian="12pt" style:font-weight-asian="normal" style:font-name-complex="Lucida Sans" style:font-size-complex="12pt" style:font-weight-complex="normal"/>
    </style:style>
    <style:style style:name="T21" style:family="text">
      <style:text-properties style:text-position="sub 58%" style:font-name="Liberation Serif" fo:font-size="12pt" style:text-underline-style="none" fo:font-weight="normal" officeooo:rsid="0046b056" style:font-name-asian="NSimSun" style:font-size-asian="12pt" style:font-weight-asian="normal" style:font-name-complex="Lucida Sans" style:font-size-complex="12pt" style:font-weight-complex="normal"/>
    </style:style>
    <style:style style:name="T22" style:family="text">
      <style:text-properties style:text-position="sub 58%" style:font-name="Liberation Serif" fo:font-size="12pt" style:text-underline-style="none" fo:font-weight="normal" officeooo:rsid="004838ee" style:font-name-asian="NSimSun" style:font-size-asian="12pt" style:font-weight-asian="normal" style:font-name-complex="Lucida Sans" style:font-size-complex="12pt" style:font-weight-complex="normal"/>
    </style:style>
    <style:style style:name="T23" style:family="text">
      <style:text-properties style:text-position="sub 58%" style:font-name="Liberation Serif" fo:font-size="12pt" style:text-underline-style="none" fo:font-weight="normal" officeooo:rsid="0049961b" style:font-name-asian="NSimSun" style:font-size-asian="12pt" style:font-weight-asian="normal" style:font-name-complex="Lucida Sans" style:font-size-complex="12pt" style:font-weight-complex="normal"/>
    </style:style>
    <style:style style:name="T24" style:family="text">
      <style:text-properties style:text-position="0% 100%"/>
    </style:style>
    <style:style style:name="T25" style:family="text">
      <style:text-properties style:text-position="0% 100%" officeooo:rsid="001ae9ba"/>
    </style:style>
    <style:style style:name="T26" style:family="text">
      <style:text-properties style:text-position="0% 100%" officeooo:rsid="0020ca8b"/>
    </style:style>
    <style:style style:name="T27" style:family="text">
      <style:text-properties style:text-position="0% 100%" officeooo:rsid="00210e8b"/>
    </style:style>
    <style:style style:name="T28" style:family="text">
      <style:text-properties style:text-position="0% 100%" officeooo:rsid="00232283"/>
    </style:style>
    <style:style style:name="T29" style:family="text">
      <style:text-properties style:text-position="0% 100%" officeooo:rsid="002e05df"/>
    </style:style>
    <style:style style:name="T30" style:family="text">
      <style:text-properties style:text-position="0% 100%" officeooo:rsid="002f4d74"/>
    </style:style>
    <style:style style:name="T31" style:family="text">
      <style:text-properties style:text-position="0% 100%" officeooo:rsid="003014d2"/>
    </style:style>
    <style:style style:name="T32" style:family="text">
      <style:text-properties style:text-position="0% 100%" officeooo:rsid="00311854"/>
    </style:style>
    <style:style style:name="T33" style:family="text">
      <style:text-properties style:text-position="0% 100%" style:text-underline-style="none" fo:font-weight="normal" style:font-weight-asian="normal" style:font-weight-complex="normal"/>
    </style:style>
    <style:style style:name="T34" style:family="text">
      <style:text-properties style:text-position="0% 100%" style:text-underline-style="none" fo:font-weight="normal" officeooo:rsid="003e39d7" style:font-weight-asian="normal" style:font-weight-complex="normal"/>
    </style:style>
    <style:style style:name="T35" style:family="text">
      <style:text-properties style:text-position="0% 100%" style:text-underline-style="none" fo:font-weight="normal" officeooo:rsid="003ea595" style:font-weight-asian="normal" style:font-weight-complex="normal"/>
    </style:style>
    <style:style style:name="T36" style:family="text">
      <style:text-properties style:text-position="0% 100%" style:font-name="Linux Biolinum G" style:text-underline-style="none" fo:font-weight="normal" style:font-name-asian="Linux Biolinum G" style:font-weight-asian="normal" style:font-name-complex="Linux Biolinum G" style:font-weight-complex="normal"/>
    </style:style>
    <style:style style:name="T37" style:family="text">
      <style:text-properties style:text-position="0% 100%" style:font-name="Linux Biolinum G" style:text-underline-style="none" fo:font-weight="normal" officeooo:rsid="003ffe22" style:font-name-asian="Linux Biolinum G" style:font-weight-asian="normal" style:font-name-complex="Linux Biolinum G" style:font-weight-complex="normal"/>
    </style:style>
    <style:style style:name="T38" style:family="text">
      <style:text-properties style:text-position="0% 100%" style:font-name="Liberation Serif" style:text-underline-style="none" fo:font-weight="normal" style:font-name-asian="NSimSun" style:font-weight-asian="normal" style:font-name-complex="Lucida Sans" style:font-weight-complex="normal"/>
    </style:style>
    <style:style style:name="T39" style:family="text">
      <style:text-properties style:text-position="0% 100%" style:font-name="Liberation Serif" style:text-underline-style="none" fo:font-weight="normal" officeooo:rsid="003ffe22" style:font-name-asian="NSimSun" style:font-weight-asian="normal" style:font-name-complex="Lucida Sans" style:font-weight-complex="normal"/>
    </style:style>
    <style:style style:name="T40" style:family="text">
      <style:text-properties style:text-position="0% 100%" style:font-name="Liberation Serif" style:text-underline-style="none" fo:font-weight="normal" officeooo:rsid="00437021" style:font-name-asian="NSimSun" style:font-weight-asian="normal" style:font-name-complex="Lucida Sans" style:font-weight-complex="normal"/>
    </style:style>
    <style:style style:name="T41" style:family="text">
      <style:text-properties style:text-position="0% 100%" style:font-name="Liberation Serif" fo:font-size="13pt" style:text-underline-style="none" fo:font-weight="normal" officeooo:rsid="00437021" style:font-name-asian="NSimSun" style:font-size-asian="13pt" style:font-weight-asian="normal" style:font-name-complex="Lucida Sans" style:font-size-complex="13pt" style:font-weight-complex="normal"/>
    </style:style>
    <style:style style:name="T42" style:family="text">
      <style:text-properties style:text-position="0% 100%" style:font-name="Liberation Serif" fo:font-size="15pt" style:text-underline-style="none" fo:font-weight="normal" officeooo:rsid="0045653b" style:font-name-asian="NSimSun" style:font-size-asian="15pt" style:font-weight-asian="normal" style:font-name-complex="Lucida Sans" style:font-size-complex="15pt" style:font-weight-complex="normal"/>
    </style:style>
    <style:style style:name="T43" style:family="text">
      <style:text-properties style:text-position="0% 100%" style:font-name="Liberation Serif" fo:font-size="12pt" style:text-underline-style="none" fo:font-weight="normal" style:font-name-asian="NSimSun" style:font-size-asian="12pt" style:font-weight-asian="normal" style:font-name-complex="Lucida Sans" style:font-size-complex="12pt" style:font-weight-complex="normal"/>
    </style:style>
    <style:style style:name="T44" style:family="text">
      <style:text-properties style:text-position="0% 100%" style:font-name="Liberation Serif" fo:font-size="12pt" style:text-underline-style="none" fo:font-weight="normal" officeooo:rsid="0045653b" style:font-name-asian="NSimSun" style:font-size-asian="12pt" style:font-weight-asian="normal" style:font-name-complex="Lucida Sans" style:font-size-complex="12pt" style:font-weight-complex="normal"/>
    </style:style>
    <style:style style:name="T45" style:family="text">
      <style:text-properties style:text-position="0% 100%" style:font-name="Liberation Serif" fo:font-size="12pt" style:text-underline-style="none" fo:font-weight="normal" officeooo:rsid="0046b056" style:font-name-asian="NSimSun" style:font-size-asian="12pt" style:font-weight-asian="normal" style:font-name-complex="Lucida Sans" style:font-size-complex="12pt" style:font-weight-complex="normal"/>
    </style:style>
    <style:style style:name="T46" style:family="text">
      <style:text-properties style:text-position="0% 100%" style:font-name="Liberation Serif" fo:font-size="12pt" style:text-underline-style="none" fo:font-weight="normal" officeooo:rsid="004838ee" style:font-name-asian="NSimSun" style:font-size-asian="12pt" style:font-weight-asian="normal" style:font-name-complex="Lucida Sans" style:font-size-complex="12pt" style:font-weight-complex="normal"/>
    </style:style>
    <style:style style:name="T47" style:family="text">
      <style:text-properties style:text-position="0% 100%" style:font-name="Liberation Serif" fo:font-size="12pt" style:text-underline-style="none" fo:font-weight="normal" officeooo:rsid="0049961b" style:font-name-asian="NSimSun" style:font-size-asian="12pt" style:font-weight-asian="normal" style:font-name-complex="Lucida Sans" style:font-size-complex="12pt" style:font-weight-complex="normal"/>
    </style:style>
    <style:style style:name="T48" style:family="text">
      <style:text-properties style:text-position="0% 100%" style:font-name="Liberation Serif" fo:font-size="12pt" style:text-underline-style="none" fo:font-weight="normal" officeooo:rsid="004a1bd0" style:font-name-asian="NSimSun" style:font-size-asian="12pt" style:font-weight-asian="normal" style:font-name-complex="Lucida Sans" style:font-size-complex="12pt" style:font-weight-complex="normal"/>
    </style:style>
    <style:style style:name="T49" style:family="text">
      <style:text-properties style:text-position="0% 100%" style:font-name="Liberation Serif" fo:font-size="12pt" style:text-underline-style="none" fo:font-weight="normal" officeooo:rsid="004b5fb6" style:font-name-asian="NSimSun" style:font-size-asian="12pt" style:font-weight-asian="normal" style:font-name-complex="Lucida Sans" style:font-size-complex="12pt" style:font-weight-complex="normal"/>
    </style:style>
    <style:style style:name="T50" style:family="text">
      <style:text-properties style:text-position="0% 100%" style:font-name="Liberation Serif" fo:font-size="12pt" fo:font-weight="normal" style:font-name-asian="NSimSun" style:font-size-asian="12pt" style:font-weight-asian="normal" style:font-name-complex="Lucida Sans" style:font-size-complex="12pt" style:font-weight-complex="normal"/>
    </style:style>
    <style:style style:name="T51" style:family="text">
      <style:text-properties style:text-position="0% 100%" style:font-name="Liberation Serif" fo:font-size="12pt" fo:font-weight="normal" officeooo:rsid="004838ee" style:font-name-asian="NSimSun" style:font-size-asian="12pt" style:font-weight-asian="normal" style:font-name-complex="Lucida Sans" style:font-size-complex="12pt" style:font-weight-complex="normal"/>
    </style:style>
    <style:style style:name="T52" style:family="text">
      <style:text-properties style:text-position="0% 100%" style:font-name="Liberation Serif1" fo:font-size="12pt" style:text-underline-style="none" fo:font-weight="normal" style:font-name-asian="NSimSun" style:font-size-asian="12pt" style:font-weight-asian="normal" style:font-name-complex="Lucida Sans" style:font-size-complex="12pt" style:font-weight-complex="normal"/>
    </style:style>
    <style:style style:name="T53" style:family="text">
      <style:text-properties style:text-position="0% 100%" style:font-name="Liberation Serif1" fo:font-size="12pt" style:text-underline-style="none" fo:font-weight="normal" officeooo:rsid="004838ee" style:font-name-asian="NSimSun" style:font-size-asian="12pt" style:font-weight-asian="normal" style:font-name-complex="Lucida Sans" style:font-size-complex="12pt" style:font-weight-complex="normal"/>
    </style:style>
    <style:style style:name="T54" style:family="text">
      <style:text-properties style:text-position="0% 100%" style:font-name="Liberation Serif1" fo:font-size="12pt" style:text-underline-style="none" fo:font-weight="normal" officeooo:rsid="004a1bd0" style:font-name-asian="NSimSun" style:font-size-asian="12pt" style:font-weight-asian="normal" style:font-name-complex="Lucida Sans" style:font-size-complex="12pt" style:font-weight-complex="normal"/>
    </style:style>
    <style:style style:name="T55" style:family="text">
      <style:text-properties style:text-position="0% 100%" style:font-name="Liberation Serif1" fo:font-size="12pt" fo:font-weight="normal" style:font-name-asian="NSimSun" style:font-size-asian="12pt" style:font-weight-asian="normal" style:font-name-complex="Lucida Sans" style:font-size-complex="12pt" style:font-weight-complex="normal"/>
    </style:style>
    <style:style style:name="T56" style:family="text">
      <style:text-properties officeooo:rsid="0038db57"/>
    </style:style>
    <style:style style:name="T57" style:family="text">
      <style:text-properties style:text-position="super 58%" style:font-name="Liberation Serif" style:text-underline-style="none" fo:font-weight="normal" officeooo:rsid="00437021" style:font-name-asian="NSimSun" style:font-weight-asian="normal" style:font-name-complex="Lucida Sans" style:font-weight-complex="normal"/>
    </style:style>
    <style:style style:name="T58" style:family="text">
      <style:text-properties style:text-position="super 58%" style:font-name="Liberation Serif" fo:font-size="12pt" style:text-underline-style="none" fo:font-weight="normal" style:font-name-asian="NSimSun" style:font-size-asian="12pt" style:font-weight-asian="normal" style:font-name-complex="Lucida Sans" style:font-size-complex="12pt" style:font-weight-complex="normal"/>
    </style:style>
    <style:style style:name="T59" style:family="text">
      <style:text-properties style:text-position="super 58%" style:font-name="Liberation Serif" fo:font-size="12pt" style:text-underline-style="none" fo:font-weight="normal" officeooo:rsid="0045653b" style:font-name-asian="NSimSun" style:font-size-asian="12pt" style:font-weight-asian="normal" style:font-name-complex="Lucida Sans" style:font-size-complex="12pt" style:font-weight-complex="normal"/>
    </style:style>
    <style:style style:name="T60" style:family="text">
      <style:text-properties style:text-position="super 58%" style:font-name="Liberation Serif" fo:font-size="12pt" style:text-underline-style="none" fo:font-weight="normal" officeooo:rsid="004a1bd0" style:font-name-asian="NSimSun" style:font-size-asian="12pt" style:font-weight-asian="normal" style:font-name-complex="Lucida Sans" style:font-size-complex="12pt" style:font-weight-complex="normal"/>
    </style:style>
    <style:style style:name="T61" style:family="text">
      <style:text-properties style:font-name="Liberation Serif" fo:font-size="12pt" style:text-underline-style="none" fo:font-weight="normal" style:font-name-asian="NSimSun" style:font-size-asian="12pt" style:font-weight-asian="normal" style:font-name-complex="Lucida Sans" style:font-size-complex="12pt" style:font-weight-complex="normal"/>
    </style:style>
    <style:style style:name="T62" style:family="text">
      <style:text-properties style:font-name="Liberation Serif" fo:font-size="12pt" style:text-underline-style="none" fo:font-weight="normal" officeooo:rsid="0045653b" style:font-name-asian="NSimSun" style:font-size-asian="12pt" style:font-weight-asian="normal" style:font-name-complex="Lucida Sans" style:font-size-complex="12pt" style:font-weight-complex="normal"/>
    </style:style>
    <style:style style:name="T63" style:family="text">
      <style:text-properties style:font-name="Liberation Serif" fo:font-size="12pt" style:text-underline-style="none" fo:font-weight="normal" officeooo:rsid="004838ee" style:font-name-asian="NSimSun" style:font-size-asian="12pt" style:font-weight-asian="normal" style:font-name-complex="Lucida Sans" style:font-size-complex="12pt" style:font-weight-complex="normal"/>
    </style:style>
    <style:style style:name="T64" style:family="text">
      <style:text-properties style:font-name="Liberation Serif" fo:font-size="12pt" style:text-underline-style="none" fo:font-weight="normal" officeooo:rsid="0049961b" style:font-name-asian="NSimSun" style:font-size-asian="12pt" style:font-weight-asian="normal" style:font-name-complex="Lucida Sans" style:font-size-complex="12pt" style:font-weight-complex="normal"/>
    </style:style>
    <style:style style:name="T65" style:family="text">
      <style:text-properties officeooo:rsid="004a1bd0"/>
    </style:style>
    <style:style style:name="T66" style:family="text">
      <style:text-properties fo:font-size="15pt" style:font-size-asian="15pt" style:font-size-complex="15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51cm" fo:min-width="0.5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226cm" fo:min-width="0.2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iviser pour régner </text:p>
      <text:p text:style-name="P6"><text:tab/>decouper le pb et</text:p>
      <text:p text:style-name="P6"><text:tab/>sous-traiter des morceaux </text:p>
      <text:p text:style-name="P6"><text:tab/><text:tab/>à des clones →<text:span text:style-name="T2"> recursif</text:span></text:p>
      <text:p text:style-name="P6"><text:tab/>ou </text:p>
      <text:p text:style-name="P6"><text:tab/><text:tab/>à de nouvelles fonctions/procédures qu’il faudra faire</text:p>
      <text:p text:style-name="P6"><text:span text:style-name="Source_20_Text"><text:tab/>??</text:span> ou ? ???? pas recursif </text:p>
      <text:p text:style-name="P6"><text:span text:style-name="Source_20_Text"/></text:p>
      <text:p text:style-name="P6"><text:span text:style-name="Source_20_Text"/></text:p>
      <text:p text:style-name="P40"><text:span text:style-name="Source_20_Text"><text:span text:style-name="T3">//rend vrai si tous les elt sont différents</text:span></text:span></text:p>
      <text:p text:style-name="P40"><text:span text:style-name="Source_20_Text">TousDifferents (L) : bool</text:span></text:p>
      <text:p text:style-name="P40"><text:span text:style-name="Source_20_Text"><text:span text:style-name="T3">//DPR = recursif !</text:span></text:span></text:p>
      <text:p text:style-name="P40"><text:span text:style-name="Source_20_Text"><text:tab/>Si L=[]</text:span></text:p>
      <text:p text:style-name="P40"><text:span text:style-name="Source_20_Text"><text:tab/>alors rendre vrai</text:span></text:p>
      <text:p text:style-name="P40"><text:span text:style-name="Source_20_Text"><text:tab/>sinon : rendre</text:span></text:p>
      <text:p text:style-name="P40"><text:span text:style-name="Source_20_Text"><text:tab/><text:tab/>NOT (estDans(Premier(L), Suite(L)))</text:span></text:p>
      <text:p text:style-name="P40"><text:span text:style-name="Source_20_Text"><text:tab/><text:tab/>ET tousDifferents(Suite(L))</text:span></text:p>
      <text:p text:style-name="P6"/>
      <text:p text:style-name="P40"><text:span text:style-name="Source_20_Text">E</text:span><text:span text:style-name="Source_20_Text"><text:span text:style-name="T2">stDans (x, L) : bool</text:span></text:span></text:p>
      <text:p text:style-name="P40"><text:span text:style-name="Source_20_Text">Si L=[] alors rendre faux</text:span></text:p>
      <text:p text:style-name="P40"><text:span text:style-name="Source_20_Text"><text:tab/>Sinon :</text:span></text:p>
      <text:p text:style-name="P40"><text:span text:style-name="Source_20_Text"><text:tab/><text:tab/>Si x=Premier(L) alors rendre vrai</text:span></text:p>
      <text:p text:style-name="P40"><text:span text:style-name="Source_20_Text"><text:tab/><text:tab/>Sinon rendre EstDans(x, Suite(L))</text:span></text:p>
      <text:p text:style-name="P40"><text:span text:style-name="Source_20_Text"/></text:p>
      <text:p text:style-name="P4">Diviser pour régner :</text:p>
      <text:p text:style-name="P4"/>
      <text:p text:style-name="P7">sous-<text:span text:style-name="T4">traitant doit faire son boulot sans savoir pourquoi il le fait, l’utilisateur utilise le boulot du sous-traitant sans savoir comment il fait</text:span></text:p>
      <text:p text:style-name="P7"/>
      <text:p text:style-name="P36">Permutations (n) → liste de liste d’entiers = la liste des permutations </text:p>
      <text:p text:style-name="P36"><text:span text:style-name="T6"><text:tab/>S</text:span><text:span text:style-name="T5">i n=0</text:span></text:p>
      <text:p text:style-name="P37"><text:span text:style-name="T7"><text:tab/></text:span><text:span text:style-name="T8">A</text:span><text:span text:style-name="T7">lors rendre [[]]</text:span></text:p>
      <text:p text:style-name="P35"><text:tab/>Sinon </text:p>
      <text:p text:style-name="P40"><text:span text:style-name="T11"><text:tab/><text:tab/>AT</text:span><text:span text:style-name="T12">L</text:span><text:span text:style-name="T11">PL(n</text:span></text:p>
      <text:p text:style-name="P35"><text:tab/><text:tab/>Permutations(n-1)</text:p>
      <text:p text:style-name="P35"/>
      <text:p text:style-name="P35"/>
      <text:p text:style-name="P35"/>
      <text:p text:style-name="P35">fct ATLTP (x, liste</text:p>
      <text:p text:style-name="P35">Si l=[]</text:p>
      <text:p text:style-name="P35">alors rendre []</text:p>
      <text:p text:style-name="P35">Sinon rendre concatene</text:p>
      <text:p text:style-name="P35"><text:tab/>(ATP(x, Premier(L))</text:p>
      <text:p text:style-name="P35"><text:tab/>ATLTP(x, Suite(L))</text:p>
      <text:p text:style-name="P38"><text:tab/>)</text:p>
      <text:p text:style-name="P38"/>
      <text:p text:style-name="P38"/>
      <text:p text:style-name="P35">concatene (L1, L2) : list</text:p>
      <text:p text:style-name="P35">Si L1=[]</text:p>
      <text:p text:style-name="P35">alors rendre L2</text:p>
      <text:p text:style-name="P34">Sinon rendre ???? ajoute(Premier(L1), concatene(Suite(L1), L2))</text:p>
      <text:p text:style-name="P34"/>
      <text:p text:style-name="P39"/>
      <text:p text:style-name="P34">ATP(x, L)</text:p>
      <text:p text:style-name="P34">Si L=[]</text:p>
      <text:p text:style-name="P34">alors rendre [x]</text:p>
      <text:p text:style-name="P37"><text:span text:style-name="T10">Sinon ajoute(ajoute(x,Premier(L)), A</text:span><text:span text:style-name="T9">ETTL</text:span><text:span text:style-name="T10">( Premier(L), ATP(x, Suite(L)))</text:span></text:p>
      <text:p text:style-name="P34"/>
      <text:p text:style-name="P34"/>
      <text:p text:style-name="P34"/>
      <text:p text:style-name="P34"><text:soft-page-break/>AETTL (x, L)</text:p>
      <text:p text:style-name="P34"><text:tab/>Si L=[]</text:p>
      <text:p text:style-name="P34"><text:tab/>alors rendre []</text:p>
      <text:p text:style-name="P34"><text:tab/>Sinon ajoute( ajoute(x, Premier(L)),AETTL(x,Suite(L)))</text:p>
      <text:p text:style-name="P34"/>
      <text:p text:style-name="P34"/>
      <text:p text:style-name="P1">Algo tournois : complexité au min = N/2 </text:p>
      <text:p text:style-name="P1"/>
      <text:p text:style-name="P3">QuickSort :</text:p>
      <text:p text:style-name="P2">complexité en nb de comparaisons avec pivot = T[d]</text:p>
      <text:p text:style-name="P2">tous les éléments sont différents</text:p>
      <text:p text:style-name="P2">les permutation sont équiprobable</text:p>
      <text:p text:style-name="P2"/>
      <text:p text:style-name="P2">complexité au pire :</text:p>
      <text:p text:style-name="P2">si le pivot tombe toujours au bord</text:p>
      <text:p text:style-name="P8"><text:span text:style-name="T1">n(n-1)/2 =</text:span> Θ(n2) </text:p>
      <text:p text:style-name="P8"/>
      <text:p text:style-name="P9">cas au mieux :</text:p>
      <text:p text:style-name="P9">si le pivot tombe toujours au centre</text:p>
      <text:p text:style-name="P10">à chaque étage on fait N-nbPivots comparaisons</text:p>
      <text:p text:style-name="P10">on a log<text:span text:style-name="T13">2</text:span><text:span text:style-name="T24">(n) </text:span><text:span text:style-name="T25">étages</text:span></text:p>
      <text:p text:style-name="P11"><text:span text:style-name="T25">e</text:span><text:span text:style-name="T24">n tout la complexité est de n*log(n)</text:span></text:p>
      <text:p text:style-name="P16"/>
      <text:p text:style-name="P17">en moyenne :</text:p>
      <text:p text:style-name="P17">le pivot a une proba de 1/3 de tomber dans le tiers central </text:p>
      <text:p text:style-name="P18">on considère qu’on y tombe tout les 3 coups</text:p>
      <text:p text:style-name="P12"><text:span text:style-name="T24">log</text:span><text:span text:style-name="T13">3/2</text:span><text:span text:style-name="T24">(n) paquets</text:span></text:p>
      <text:p text:style-name="P13"><text:span text:style-name="T24">dans ce cas la complexité </text:span><text:span text:style-name="T26">serait ≤ 3*n*</text:span><text:span text:style-name="T24">log</text:span><text:span text:style-name="T13">3/2</text:span><text:span text:style-name="T24">(n) </text:span></text:p>
      <text:p text:style-name="P13"><text:span text:style-name="T27">on devine que la complexité </text:span><text:span text:style-name="T24">en moyenne est en n*log(n)</text:span></text:p>
      <text:p text:style-name="P19"/>
      <text:p text:style-name="P20">choix du pivot :</text:p>
      <text:p text:style-name="P20">- baisser la proba que le pivot soit au bord</text:p>
      <text:p text:style-name="P14"><text:span text:style-name="T28">- éviter que le tableau soit </text:span><text:span text:style-name="T29">presque</text:span><text:span text:style-name="T28"> trié</text:span></text:p>
      <text:p text:style-name="P14"><text:span text:style-name="T28">- pivot = sondage sur k éléments, on prend la médiane de </text:span><text:span text:style-name="T29">ces</text:span><text:span text:style-name="T28"> k éléments</text:span></text:p>
      <text:p text:style-name="P20"/>
      <text:p text:style-name="P5"><text:span text:style-name="T28">Ha</text:span><text:span text:style-name="T24">chage :</text:span></text:p>
      <text:p text:style-name="P21">table de hachage de N éléments :</text:p>
      <text:p text:style-name="P21">- N connu (approximativement)</text:p>
      <text:p text:style-name="P21">- spécialisée dans insérer, retrouver, (enlever)</text:p>
      <text:p text:style-name="P21"/>
      <text:p text:style-name="P21">fonction de hachage :</text:p>
      <text:p text:style-name="P15"><text:span text:style-name="T24">- fonction qui se calcule </text:span><text:span text:style-name="T30">plutôt</text:span><text:span text:style-name="T24"> vite et qui répartit bien les éléments</text:span></text:p>
      <text:p text:style-name="P15"><text:span text:style-name="T24">- </text:span><text:span text:style-name="T31">fonction « chaotique » </text:span><text:span text:style-name="T32">très difficile de trouver deux éléments qui ont la même valeur dans des cases proches.</text:span></text:p>
      <text:p text:style-name="P22"/>
      <text:p text:style-name="P30">Arbres :</text:p>
      <text:p text:style-name="P25">Un arbre ne peut pas être vide</text:p>
      <text:p text:style-name="P24">Forêt : suite d’arbes</text:p>
      <text:p text:style-name="P23">0 nœuds → liste vide → 1 possibilité</text:p>
      <text:p text:style-name="P23"><draw:custom-shape text:anchor-type="paragraph" draw:z-index="0" draw:name="Forme1" draw:style-name="gr4" draw:text-style-name="P71" svg:width="0.318cm" svg:height="0.318cm" svg:x="2.242cm" svg:y="0.0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1 nœuds → <text:tab/> <text:s/>→ 1</text:p>
      <text:p text:style-name="P23">2 nœuds → <text:s text:c="2"/>2</text:p>
      <text:p text:style-name="P23">3 nœuds → 5</text:p>
      <text:p text:style-name="P23">4 nœuds → 14 …</text:p>
      <text:p text:style-name="P41"><text:soft-page-break/>Arbre binaire : arbre où les nœud on pour arité 0 (F) ou 2(NI)</text:p>
      <text:p text:style-name="P41"/>
      <text:p text:style-name="P25">Arbre valué : </text:p>
      <text:p text:style-name="P25">-avec une information sur les nœuds </text:p>
      <text:p text:style-name="P25">- pour les binaires pas forcément les mêmes chose aux F et aux NI</text:p>
      <text:p text:style-name="P28">- exemples : arbre des appels, arbre syntaxique</text:p>
      <text:p text:style-name="P25"/>
      <text:p text:style-name="P25"/>
      <text:p text:style-name="P25"><draw:line text:anchor-type="paragraph" draw:z-index="2" draw:name="Forme3" draw:style-name="gr1" draw:text-style-name="P71" svg:x1="9.65cm" svg:y1="0.466cm" svg:x2="8.962cm" svg:y2="0.784cm"><text:p/></draw:line><draw:custom-shape text:anchor-type="paragraph" draw:z-index="6" draw:name="Forme2" draw:style-name="gr2" draw:text-style-name="P72" svg:width="0.77cm" svg:height="0.719cm" svg:x="9.65cm" svg:y="0.065cm"><text:p><text:span text:style-name="T66"><text:s/></text:span><text:span text:style-name="T66">+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text:span text:style-name="T56">Arbres d’expressions arithmétique :</text:span></text:p>
      <text:p text:style-name="P25"><draw:line text:anchor-type="paragraph" draw:z-index="4" draw:name="Forme5" draw:style-name="gr3" draw:text-style-name="P71" svg:x1="10.55cm" svg:y1="0.032cm" svg:x2="11.503cm" svg:y2="0.455cm"><text:p text:style-name="P71"><text:tab/>6</text:p></draw:line><draw:custom-shape text:anchor-type="paragraph" draw:z-index="1" draw:name="Forme2" draw:style-name="gr2" draw:text-style-name="P72" svg:width="0.77cm" svg:height="0.719cm" svg:x="8.193cm" svg:y="0.108cm"><text:p><text:span text:style-name="T66"><text:s/></text:span><text:span text:style-name="T66">+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-<text:span text:style-name="T56">Binaire</text:span></text:p>
      <text:p text:style-name="P25"><draw:line text:anchor-type="paragraph" draw:z-index="3" draw:name="Forme4" draw:style-name="gr1" draw:text-style-name="P73" svg:x1="8.197cm" svg:y1="0.338cm" svg:x2="7.692cm" svg:y2="0.922cm"><text:p/></draw:line><draw:line text:anchor-type="paragraph" draw:z-index="5" draw:name="Forme6" draw:style-name="gr1" draw:text-style-name="P71" svg:x1="8.962cm" svg:y1="0.127cm" svg:x2="9.491cm" svg:y2="0.418cm"><text:p/></draw:line><draw:custom-shape text:anchor-type="paragraph" draw:z-index="7" draw:name="Forme2" draw:style-name="gr2" draw:text-style-name="P72" svg:width="0.77cm" svg:height="0.719cm" svg:x="9.491cm" svg:y="0.245cm"><text:p><text:span text:style-name="T66"><text:s/></text:span><text:span text:style-name="T66">-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- <text:span text:style-name="T56">NI = opérateurs</text:span></text:p>
      <text:p text:style-name="P25"><draw:line text:anchor-type="paragraph" draw:z-index="8" draw:name="Forme7" draw:style-name="gr1" draw:text-style-name="P71" svg:x1="9.729cm" svg:y1="0.476cm" svg:x2="9.359cm" svg:y2="1.069cm"><text:p/></draw:line><draw:line text:anchor-type="paragraph" draw:z-index="9" draw:name="Forme8" draw:style-name="gr1" draw:text-style-name="P71" svg:x1="10.261cm" svg:y1="0.355cm" svg:x2="10.603cm" svg:y2="0.937cm"><text:p/></draw:line>- <text:span text:style-name="T56">F = entiers</text:span></text:p>
      <text:p text:style-name="P27"><text:tab/><text:tab/><text:tab/><text:tab/><text:tab/><text:tab/>2<text:tab/></text:p>
      <text:p text:style-name="P26"><text:tab/><text:tab/><text:tab/><text:tab/><text:tab/><text:tab/><text:tab/> <text:s text:c="4"/>3 <text:s text:c="8"/>4</text:p>
      <text:p text:style-name="P26"/>
      <text:p text:style-name="P28">Tas, ABR :</text:p>
      <text:p text:style-name="P28">-arbre binaire valué aux NI, non valué aux feuilles </text:p>
      <text:p text:style-name="P28"/>
      <text:p text:style-name="P29">taille d’un arbre = nombre de nœuds</text:p>
      <text:p text:style-name="P29">pour un binaire : taille interne = nombre de nœuds internes</text:p>
      <text:p text:style-name="P29">Si A est binaire : #F = taille_binaire(NI) +1</text:p>
      <text:p text:style-name="P29"/>
      <text:p text:style-name="P43"/>
      <text:p text:style-name="P43"/>
      <text:p text:style-name="P32"><text:span text:style-name="T34">P</text:span><text:span text:style-name="T35">reuves :</text:span></text:p>
      <text:p text:style-name="P31"><text:span text:style-name="T33">P(n) : </text:span><text:span text:style-name="T36">∀</text:span><text:span text:style-name="T38"> arbre de n nœuds </text:span></text:p>
      <text:p text:style-name="P44">P(n) → P(n+1)</text:p>
      <text:p text:style-name="P44"><text:tab/>on suppose P(n)</text:p>
      <text:p text:style-name="P44">il faut vérifier le résultat pour tout les arbres de taille n+1.</text:p>
      <text:p text:style-name="P44">La construction A→ B donne t elle tout les arbres n+1 ?</text:p>
      <text:p text:style-name="P44">Ici oui mais il faut le vérifier </text:p>
      <text:p text:style-name="P44">Prevue 1 :</text:p>
      <text:p text:style-name="P44">O NI</text:p>
      <text:p text:style-name="P44">P(n) → P(n+1)</text:p>
      <text:p text:style-name="P44"><text:tab/>soit B avec n+1 NI</text:p>
      <text:p text:style-name="P44"><text:tab/>….</text:p>
      <text:p text:style-name="P44">Preuve 2 :</text:p>
      <text:p text:style-name="P44">par rec/NI par rec de construction</text:p>
      <text:p text:style-name="P44"/>
      <text:p text:style-name="P44">n=0, Feuille ·</text:p>
      <text:p text:style-name="P33"><text:span text:style-name="T39">(</text:span><text:span text:style-name="T37">∀</text:span><text:span text:style-name="T39"> k ≤ n, P(k)) → P(n+1)</text:span></text:p>
      <text:p text:style-name="P45">Soit B avec k+1 NI</text:p>
      <text:p text:style-name="P45"><text:tab/>…</text:p>
      <text:p text:style-name="P45"/>
      <text:p text:style-name="P45">Preuve 3 :</text:p>
      <text:p text:style-name="P45">combinatoire</text:p>
      <text:p text:style-name="P45">X = nb de liens pères fils</text:p>
      <text:p text:style-name="P45"><text:tab/>père = NI, 2 fils</text:p>
      <text:p text:style-name="P45"><text:tab/>X= 2 NI </text:p>
      <text:p text:style-name="P45"><text:tab/>fils = NI + F …</text:p>
      <text:p text:style-name="P45"/>
      <text:p text:style-name="P45"/>
      <text:p text:style-name="P45"><text:soft-page-break/>profondeur(x) = distance x-racine</text:p>
      <text:p text:style-name="P45">hauteur(x) = max distance x – feuille</text:p>
      <text:p text:style-name="P45"/>
      <text:p text:style-name="P47">Diviser pour régner :</text:p>
      <text:p text:style-name="P46">- sous-traiter à clone récursif ou à autre chose</text:p>
      <text:p text:style-name="P46"/>
      <text:p text:style-name="P56"><text:span text:style-name="T40">Exemple calculerProduitDe SUM[0 ;P](a</text:span><text:span text:style-name="T14">i </text:span><text:span text:style-name="T40"><text:s/>t</text:span><text:span text:style-name="T57">i </text:span><text:span text:style-name="T40">) par SUM[0;Q](b</text:span><text:span text:style-name="T14">j . </text:span><text:span text:style-name="T40">t</text:span><text:span text:style-name="T57">j</text:span><text:span text:style-name="T40">)</text:span></text:p>
      <text:p text:style-name="P46">Naif </text:p>
      <text:p text:style-name="P46"><text:tab/>pour L de 0 à p+1</text:p>
      <text:p text:style-name="P46"><text:tab/><text:tab/>C<text:span text:style-name="T13">k</text:span> ← 0</text:p>
      <text:p text:style-name="P46"><text:tab/>pour i de 0 à p</text:p>
      <text:p text:style-name="P46"><text:tab/><text:tab/>pour j de 0 à q</text:p>
      <text:p text:style-name="P56"><text:span text:style-name="T40"><text:tab/><text:tab/><text:tab/></text:span><text:span text:style-name="T41">C</text:span><text:span text:style-name="T15">i.</text:span><text:span text:style-name="T17">t</text:span><text:span text:style-name="T16">d</text:span><text:span text:style-name="T17"> </text:span><text:span text:style-name="T18">← </text:span><text:span text:style-name="T42">C</text:span><text:span text:style-name="T18">i.tj </text:span><text:span text:style-name="T44">+ a</text:span><text:span text:style-name="T20">i</text:span><text:span text:style-name="T44"> . Bj</text:span></text:p>
      <text:p text:style-name="P56"><text:span text:style-name="T44"/></text:p>
      <text:p text:style-name="P57"><text:span text:style-name="T43">si p = q = n → </text:span><text:span text:style-name="T52">θ</text:span><text:span text:style-name="T43">(n</text:span><text:span text:style-name="T58">2</text:span><text:span text:style-name="T43">)</text:span></text:p>
      <text:p text:style-name="P57"><text:span text:style-name="T43"/></text:p>
      <text:p text:style-name="P58"><text:span text:style-name="T44">produit de A = SUM[m] a</text:span><text:span text:style-name="T20">i</text:span><text:span text:style-name="T44"> t</text:span><text:span text:style-name="T59">i </text:span><text:span text:style-name="T44"><text:s/>et B <text:s/>SUM[n] b</text:span><text:span text:style-name="T20">j</text:span><text:span text:style-name="T44"> t</text:span><text:span text:style-name="T59">j</text:span></text:p>
      <text:p text:style-name="P57"><text:span text:style-name="T43">Algo recursif :</text:span></text:p>
      <text:p text:style-name="P57"><text:span text:style-name="T43"/></text:p>
      <text:p text:style-name="P58"><text:span text:style-name="T44"><text:tab/>A = A</text:span><text:span text:style-name="T20">1</text:span><text:span text:style-name="T44"> + t</text:span><text:span text:style-name="T59">n//2 </text:span><text:span text:style-name="T44"><text:s/>A</text:span><text:span text:style-name="T20">2  </text:span><text:span text:style-name="T44">donc <text:s/>A</text:span><text:span text:style-name="T20">1 </text:span><text:span text:style-name="T44">A</text:span><text:span text:style-name="T20">2</text:span><text:span text:style-name="T44"> = n/2</text:span></text:p>
      <text:p text:style-name="P58"><text:span text:style-name="T44"><text:tab/>B = B</text:span><text:span text:style-name="T20">1</text:span><text:span text:style-name="T44"> + t</text:span><text:span text:style-name="T59">n//2 </text:span><text:span text:style-name="T44"><text:s/>B</text:span><text:span text:style-name="T20">2 </text:span><text:span text:style-name="T44"> donc <text:s/>A</text:span><text:span text:style-name="T20">1 </text:span><text:span text:style-name="T44">A</text:span><text:span text:style-name="T20">2</text:span><text:span text:style-name="T44"> = n/2</text:span></text:p>
      <text:p text:style-name="P58"><text:span text:style-name="T44">AB = A</text:span><text:span text:style-name="T21">1</text:span><text:span text:style-name="T44"> B</text:span><text:span text:style-name="T21">1</text:span><text:span text:style-name="T44"> + t</text:span><text:span text:style-name="T59">n/2 </text:span><text:span text:style-name="T44">(A</text:span><text:span text:style-name="T20">1</text:span><text:span text:style-name="T44"> B</text:span><text:span text:style-name="T20">2 </text:span><text:span text:style-name="T44">+A</text:span><text:span text:style-name="T20">2 </text:span><text:span text:style-name="T44">B</text:span><text:span text:style-name="T20">1</text:span><text:span text:style-name="T44">) + t</text:span><text:span text:style-name="T59">n </text:span><text:span text:style-name="T44">A</text:span><text:span text:style-name="T20">2 </text:span><text:span text:style-name="T44">B</text:span><text:span text:style-name="T20">2</text:span></text:p>
      <text:p text:style-name="P58"><text:span text:style-name="T20"/></text:p>
      <text:p text:style-name="P50"><text:span text:style-name="T62">→ calcul avec 4 appels recursifs (et des additions)</text:span></text:p>
      <text:p text:style-name="P50"><text:span text:style-name="T62"><text:s/></text:span></text:p>
      <text:p text:style-name="P51"><text:span text:style-name="T62">A</text:span><text:span text:style-name="T61">utre Algo :</text:span></text:p>
      <text:p text:style-name="P51"><text:span text:style-name="T61"><text:tab/></text:span></text:p>
      <text:p text:style-name="P51"><text:span text:style-name="T61"/></text:p>
      <text:p text:style-name="P51"><text:span text:style-name="T62">AB = A</text:span><text:span text:style-name="T19">1</text:span><text:span text:style-name="T62"> B</text:span><text:span text:style-name="T19">1</text:span><text:span text:style-name="T62"> + t</text:span><text:span text:style-name="T59">n/2 </text:span><text:span text:style-name="T61">(</text:span><text:span text:style-name="T62">(A</text:span><text:span text:style-name="T20">1 </text:span><text:span text:style-name="T62">+A</text:span><text:span text:style-name="T20">2 </text:span><text:span text:style-name="T61">)(</text:span><text:span text:style-name="T62">B1</text:span><text:span text:style-name="T61">+</text:span><text:span text:style-name="T62">B2</text:span><text:span text:style-name="T20"> </text:span><text:span text:style-name="T62">) - A</text:span><text:span text:style-name="T19">1</text:span><text:span text:style-name="T62"> B</text:span><text:span text:style-name="T19">1 </text:span><text:span text:style-name="T61">-</text:span><text:span text:style-name="T62"> A</text:span><text:span text:style-name="T20">2 </text:span><text:span text:style-name="T62">B</text:span><text:span text:style-name="T20">2</text:span><text:span text:style-name="T61">) + </text:span><text:span text:style-name="T62">A</text:span><text:span text:style-name="T20">2 </text:span><text:span text:style-name="T62">B</text:span><text:span text:style-name="T20">2</text:span></text:p>
      <text:p text:style-name="P59"><text:span text:style-name="T44">→</text:span><text:span text:style-name="T45"> algo avec 3 appels récursifs </text:span></text:p>
      <text:p text:style-name="P59"><text:span text:style-name="T45"/></text:p>
      <text:p text:style-name="P60"><text:span text:style-name="T50">Programmation dynamique :</text:span></text:p>
      <text:p text:style-name="P61"><text:span text:style-name="T50">on a un problème tel que un bout de solution est une solution locale</text:span></text:p>
      <text:p text:style-name="P63"><text:span text:style-name="T50">Solution récursive </text:span></text:p>
      <text:p text:style-name="P63"><text:span text:style-name="T50">→ algo récursif mauvais </text:span><text:span text:style-name="T55">θ</text:span><text:span text:style-name="T50">(exp) <text:s/></text:span><text:span text:style-name="T51">(effet fibonacci)</text:span></text:p>
      <text:p text:style-name="P63"><text:span text:style-name="T50">→</text:span><text:span text:style-name="T51"> mémoïsation (Tableau, hachage )</text:span></text:p>
      <text:p text:style-name="P64"><text:span text:style-name="T50">Ou </text:span></text:p>
      <text:p text:style-name="P64"><text:span text:style-name="T50">remplir le tableau itérativement</text:span></text:p>
      <text:p text:style-name="P64"><text:span text:style-name="T50"/></text:p>
      <text:p text:style-name="P65"><text:span text:style-name="T46">Ex : faire le </text:span><text:span text:style-name="T53">π</text:span><text:span text:style-name="T46"> A</text:span><text:span text:style-name="T22">1</text:span><text:span text:style-name="T46">A</text:span><text:span text:style-name="T22">2 </text:span><text:span text:style-name="T46">...</text:span><text:span text:style-name="T22"> </text:span><text:span text:style-name="T46">A</text:span><text:span text:style-name="T22">n</text:span></text:p>
      <text:p text:style-name="P52"><text:span text:style-name="T63">…</text:span></text:p>
      <text:p text:style-name="P53"><text:span text:style-name="T61">Calculer ABC :</text:span></text:p>
      <text:p text:style-name="P53"><text:span text:style-name="T61">Apq</text:span></text:p>
      <text:p text:style-name="P65"><text:span text:style-name="T46">Bqr</text:span></text:p>
      <text:p text:style-name="P65"><text:span text:style-name="T46">Crs </text:span></text:p>
      <text:p text:style-name="P62"><text:span text:style-name="T50"/></text:p>
      <text:p text:style-name="P64"><text:span text:style-name="T50">Algo 1 </text:span></text:p>
      <text:p text:style-name="P64"><text:span text:style-name="T50">//(AB)C</text:span></text:p>
      <text:p text:style-name="P64"><text:span text:style-name="T50">X ← AB</text:span></text:p>
      <text:p text:style-name="P64"><text:span text:style-name="T50">rendre XC</text:span></text:p>
      <text:p text:style-name="P64"><text:span text:style-name="T50"/></text:p>
      <text:p text:style-name="P64"><text:span text:style-name="T50">Cout : pqr + prs</text:span></text:p>
      <text:p text:style-name="P64"><text:soft-page-break/><text:span text:style-name="T50">Algo 2</text:span></text:p>
      <text:p text:style-name="P64"><text:span text:style-name="T50">//A(BC)</text:span></text:p>
      <text:p text:style-name="P64"><text:span text:style-name="T50">Y← BC</text:span></text:p>
      <text:p text:style-name="P64"><text:span text:style-name="T50">rendre AY</text:span></text:p>
      <text:p text:style-name="P64"><text:span text:style-name="T50"/></text:p>
      <text:p text:style-name="P64"><text:span text:style-name="T50">Cout : qrs + pqs</text:span></text:p>
      <text:p text:style-name="P64"><text:span text:style-name="T50"/></text:p>
      <text:p text:style-name="P48">on choisit l’algo qui coute le moins en fonction de p,q,r et s</text:p>
      <text:p text:style-name="P48"/>
      <text:p text:style-name="P49"/>
      <text:p text:style-name="P49"/>
      <text:p text:style-name="P49">parentésage optimal :</text:p>
      <text:p text:style-name="P66"><text:span text:style-name="T47">((A</text:span><text:span text:style-name="T23">i </text:span><text:span text:style-name="T47">→ A</text:span><text:span text:style-name="T23">k</text:span><text:span text:style-name="T47">)(A</text:span><text:span text:style-name="T23">k+1 </text:span><text:span text:style-name="T47">→ A</text:span><text:span text:style-name="T23">j</text:span><text:span text:style-name="T47">))</text:span></text:p>
      <text:p text:style-name="P66"><text:span text:style-name="T47">C</text:span><text:span text:style-name="T23">ij </text:span><text:span text:style-name="T47">: cout optimal pour <text:s/>A</text:span><text:span text:style-name="T23">i </text:span><text:span text:style-name="T47">→ A</text:span><text:span text:style-name="T23">j</text:span></text:p>
      <text:p text:style-name="P66"><text:span text:style-name="T47"><text:tab/>C</text:span><text:span text:style-name="T23">ij </text:span><text:span text:style-name="T47">=0</text:span></text:p>
      <text:p text:style-name="P66"><text:span text:style-name="T47"><text:tab/>C</text:span><text:span text:style-name="T23">ij </text:span><text:span text:style-name="T47">= min(C</text:span><text:span text:style-name="T23">ik + </text:span><text:span text:style-name="T47">C</text:span><text:span text:style-name="T23">k+1.j </text:span><text:span text:style-name="T47">+ d</text:span><text:span text:style-name="T23">i-1 </text:span><text:span text:style-name="T47">d</text:span><text:span text:style-name="T23">k</text:span><text:span text:style-name="T47"> d</text:span><text:span text:style-name="T23">j</text:span><text:span text:style-name="T47">)</text:span></text:p>
      <text:p text:style-name="P54"><text:span text:style-name="T64"/></text:p>
      <text:p text:style-name="P55"><text:span text:style-name="T61">algoRec <text:s/>→ exp</text:span></text:p>
      <text:p text:style-name="P66"><text:span text:style-name="T47">donc mémoïsation :</text:span></text:p>
      <text:p text:style-name="P67"><text:span text:style-name="T47"/></text:p>
      <text:p text:style-name="P67"><text:span text:style-name="T43">remplir un tableau C[i][j] itérativement</text:span></text:p>
      <text:p text:style-name="P68"><text:span text:style-name="T43">C[i][j] </text:span><text:span text:style-name="T48">est en fait une matrice triangulaire avec i &lt; j</text:span></text:p>
      <text:p text:style-name="P69"><text:span text:style-name="T43">on va de la derniere ligne à la première ligne et de <text:s/>la gauche vers la droite </text:span></text:p>
      <text:p text:style-name="P69"><text:span text:style-name="T43"/></text:p>
      <text:p text:style-name="P69"><text:span text:style-name="T43">pour j décroissant de n à 1 </text:span></text:p>
      <text:p text:style-name="P69"><text:span text:style-name="T43"><text:tab/></text:span><text:span text:style-name="T47">C[i][j] </text:span><text:span text:style-name="T43">← 0</text:span></text:p>
      <text:p text:style-name="P69"><text:span text:style-name="T43"><text:tab/>pour j croissant de i+1 à n</text:span></text:p>
      <text:p text:style-name="P70"><text:span text:style-name="T48"><text:tab/></text:span><text:span text:style-name="T47">C[i][j] </text:span><text:span text:style-name="T48">← min (</text:span><text:span text:style-name="T47">C[i][k] </text:span><text:span text:style-name="T48">+ </text:span><text:span text:style-name="T47">C[k</text:span><text:span text:style-name="T48">+1</text:span><text:span text:style-name="T47">][j] </text:span><text:span text:style-name="T48">+ d[i-1] d[k]d[j])</text:span></text:p>
      <text:p text:style-name="P70"><text:span text:style-name="T48"/></text:p>
      <text:p text:style-name="P70"><text:span text:style-name="T48">cout optimal ← C[1,n]</text:span></text:p>
      <text:p text:style-name="P70"><text:span text:style-name="T48">Algo </text:span><text:span text:style-name="T54">θ</text:span><text:span text:style-name="T48">(n</text:span><text:span text:style-name="T60">2</text:span><text:span text:style-name="T48">) et n</text:span><text:span text:style-name="T60">2</text:span><text:span text:style-name="T48">/2 cases qui </text:span><text:span text:style-name="T49">coutent ≤ n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nux Biolinum G" svg:font-family="'Linux Biolinum G'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4T11:21:16.273000000</meta:creation-date>
    <meta:generator>LibreOffice/6.3.1.2$Windows_X86_64 LibreOffice_project/b79626edf0065ac373bd1df5c28bd630b4424273</meta:generator>
    <dc:date>2019-12-09T12:06:47.414000000</dc:date>
    <meta:editing-duration>PT1H42M49S</meta:editing-duration>
    <meta:editing-cycles>38</meta:editing-cycles>
    <meta:document-statistic meta:table-count="0" meta:image-count="0" meta:object-count="0" meta:page-count="5" meta:paragraph-count="188" meta:word-count="993" meta:character-count="5049" meta:non-whitespace-character-count="4112"/>
  </office:meta>
</office:document-meta>
</file>